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start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FOTO)<text:tab/><text:tab/><text:tab/><text:tab/><text:tab/><text:tab/><text:tab/>N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DES PERSONALS<text:tab/><text:tab/><text:tab/><text:tab/><text:tab/>PERFI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STUDIS<text:tab/><text:tab/><text:tab/><text:tab/><text:tab/><text:tab/><text:tab/>EXPERIENCIA LABOR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È SE F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s" fo:country="ES" style:language-asian="es" style:country-asian="ES" style:font-name-complex="Lohit Devanagari1" style:language-complex="es" style:country-complex="E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1T08:15:01</meta:creation-date>
    <dc:language>es-ES</dc:language>
    <dc:date>2022-11-21T09:06:35</dc:date>
    <meta:editing-cycles>1</meta:editing-cycles>
    <meta:editing-duration>PT1S</meta:editing-duration>
    <meta:generator>OpenOffice/4.1.13$Win32 OpenOffice.org_project/4113m1$Build-9810</meta:generator>
    <meta:document-statistic meta:table-count="0" meta:image-count="0" meta:object-count="0" meta:page-count="1" meta:paragraph-count="4" meta:word-count="11" meta:character-count="86"/>
    <meta:user-defined meta:name="AppVersion">15.0000</meta:user-defined>
  </office:meta>
</office:document-meta>
</file>